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21c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21c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21c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21c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21c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21c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21c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21c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21c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21c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21c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21c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21c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21c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21c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21c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21c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é Daniel Marcano Gómez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8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966278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èlix Alberto Marcano Bastid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903830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1.38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69" meta:non-whitespace-character-count="1000"/>
    <meta:template xlink:type="simple" xlink:actuate="onRequest" xlink:title="Normal" xlink:href=""/>
  </office:meta>
</office:document-meta>
</file>